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DejaVu Sans" officeooo:paragraph-rsid="001cafe8"/>
    </style:style>
    <style:style style:name="P2" style:family="paragraph" style:parent-style-name="Title">
      <style:text-properties style:font-name="DejaVu Sans" officeooo:paragraph-rsid="001cafe8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style:font-name="DejaVu Sans"/>
    </style:style>
    <style:style style:name="P4" style:family="paragraph" style:parent-style-name="Text_20_body" style:list-style-name="L1">
      <style:text-properties officeooo:paragraph-rsid="001cafe8"/>
    </style:style>
    <style:style style:name="P5" style:family="paragraph" style:parent-style-name="Text_20_body" style:list-style-name="L2">
      <style:text-properties style:font-name="DejaVu Sans"/>
    </style:style>
    <style:style style:name="P6" style:family="paragraph" style:parent-style-name="Text_20_body" style:list-style-name="L3">
      <style:text-properties style:font-name="DejaVu Sans"/>
    </style:style>
    <style:style style:name="P7" style:family="paragraph" style:parent-style-name="Text_20_body" style:list-style-name="L4">
      <style:text-properties style:font-name="DejaVu Sans"/>
    </style:style>
    <style:style style:name="P8" style:family="paragraph" style:parent-style-name="Text_20_body" style:list-style-name="L5">
      <style:paragraph-properties fo:margin-top="0cm" fo:margin-bottom="0cm" style:contextual-spacing="false"/>
      <style:text-properties style:font-name="DejaVu Sans"/>
    </style:style>
    <style:style style:name="P9" style:family="paragraph" style:parent-style-name="Text_20_body" style:list-style-name="L5">
      <style:text-properties style:font-name="DejaVu Sans"/>
    </style:style>
    <style:style style:name="P10" style:family="paragraph" style:parent-style-name="Text_20_body" style:list-style-name="L6">
      <style:paragraph-properties fo:margin-top="0cm" fo:margin-bottom="0cm" style:contextual-spacing="false"/>
      <style:text-properties style:font-name="DejaVu Sans"/>
    </style:style>
    <style:style style:name="P11" style:family="paragraph" style:parent-style-name="Text_20_body" style:list-style-name="L6">
      <style:text-properties style:font-name="DejaVu Sans"/>
    </style:style>
    <style:style style:name="P12" style:family="paragraph" style:parent-style-name="Text_20_body" style:list-style-name="L7">
      <style:paragraph-properties fo:margin-top="0cm" fo:margin-bottom="0cm" style:contextual-spacing="false"/>
      <style:text-properties style:font-name="DejaVu Sans"/>
    </style:style>
    <style:style style:name="P13" style:family="paragraph" style:parent-style-name="Text_20_body" style:list-style-name="L7">
      <style:text-properties style:font-name="DejaVu Sans"/>
    </style:style>
    <style:style style:name="P14" style:family="paragraph" style:parent-style-name="Text_20_body" style:list-style-name="L8">
      <style:paragraph-properties fo:margin-top="0cm" fo:margin-bottom="0cm" style:contextual-spacing="false"/>
      <style:text-properties style:font-name="DejaVu Sans"/>
    </style:style>
    <style:style style:name="P15" style:family="paragraph" style:parent-style-name="Text_20_body" style:list-style-name="L8">
      <style:text-properties style:font-name="DejaVu Sans"/>
    </style:style>
    <style:style style:name="P16" style:family="paragraph" style:parent-style-name="Text_20_body">
      <style:text-properties style:font-name="DejaVu Sans" officeooo:paragraph-rsid="001cafe8"/>
    </style:style>
    <style:style style:name="T1" style:family="text">
      <style:text-properties officeooo:rsid="001cafe8"/>
    </style:style>
    <style:style style:name="T2" style:family="text">
      <style:text-properties style:font-name="DejaVu San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Maturitní otázka č.<text:span text:style-name="T1">5</text:span></text:p>
      <text:p text:style-name="P1"/>
      <text:p text:style-name="Subtitle"><text:span text:style-name="Strong_20_Emphasis">Location and Surroundings</text:span></text:p>
      <text:list text:style-name="L1">
        <text:list-item>
          <text:p text:style-name="P3">Prague is the capital and largest city of the Czech Republic, located in Central Europe</text:p>
        </text:list-item>
        <text:list-item>
          <text:p text:style-name="P3">It's situated on the Vltava River, surrounded by hills and forests</text:p>
        </text:list-item>
        <text:list-item>
          <text:p text:style-name="P4"><text:span text:style-name="T2">The city has easy access to nearby regions such as Bohemia, with rolling landscapes, and Moravia, with its vineyards and natural beauty</text:span></text:p>
        </text:list-item>
      </text:list>
      <text:p text:style-name="Subtitle"><text:span text:style-name="Strong_20_Emphasis">Area</text:span></text:p>
      <text:list text:style-name="L2">
        <text:list-item>
          <text:p text:style-name="P5">Prague is a relatively compact city, easy to explore, with a mix of historical architecture and modern urban spaces</text:p>
        </text:list-item>
      </text:list>
      <text:p text:style-name="Subtitle"><text:span text:style-name="Strong_20_Emphasis">Mountains</text:span></text:p>
      <text:list text:style-name="L3">
        <text:list-item>
          <text:p text:style-name="P6">While Prague itself isn't in the mountains, the Czech Republic has several mountain ranges nearby, such as the Bohemian Forest and the Ore Mountains, perfect for hiking and skiing</text:p>
        </text:list-item>
      </text:list>
      <text:p text:style-name="Subtitle"><text:span text:style-name="Strong_20_Emphasis">Population</text:span></text:p>
      <text:list text:style-name="L4">
        <text:list-item>
          <text:p text:style-name="P7">As the capital, Prague has the highest population in the countryIt's a diverse and vibrant city, attracting people from various cultures due to its rich history and modern opportunities</text:p>
        </text:list-item>
      </text:list>
      <text:p text:style-name="Subtitle"><text:span text:style-name="Strong_20_Emphasis">Holidays</text:span></text:p>
      <text:list text:style-name="L5">
        <text:list-item>
          <text:p text:style-name="P8">Prague celebrates traditional Czech holidays like Christmas, Easter, and National Day</text:p>
        </text:list-item>
        <text:list-item>
          <text:p text:style-name="P9">International holidays, such as New Year’s and Labor Day, are also widely celebrated, with large public events and festivities</text:p>
        </text:list-item>
      </text:list>
      <text:p text:style-name="Subtitle"><text:span text:style-name="Strong_20_Emphasis">Famous Landmarks and National Parks</text:span></text:p>
      <text:list text:style-name="L6">
        <text:list-item>
          <text:p text:style-name="P10">Prague is home to famous landmarks like Prague Castle, Charles Bridge, and Old Town Square</text:p>
        </text:list-item>
        <text:list-item>
          <text:p text:style-name="P11">Nearby natural attractions include national parks such as Bohemian Switzerland and the Šumava National Park, both known for their picturesque landscapes</text:p>
        </text:list-item>
      </text:list>
      <text:p text:style-name="Subtitle"><text:span text:style-name="Strong_20_Emphasis">Rivers and Lakes</text:span></text:p>
      <text:list text:style-name="L7">
        <text:list-item>
          <text:p text:style-name="P12">The Vltava River runs through Prague, offering scenic views and recreational activities</text:p>
        </text:list-item>
        <text:list-item>
          <text:p text:style-name="P13"><text:soft-page-break/>While Prague itself doesn’t have large lakes, the surrounding regions feature several natural lakes used for swimming and leisure</text:p>
        </text:list-item>
      </text:list>
      <text:p text:style-name="Subtitle"><text:span text:style-name="Strong_20_Emphasis">Divisions of the Czech Republic</text:span></text:p>
      <text:list text:style-name="L8">
        <text:list-item>
          <text:p text:style-name="P14">The Czech Republic is divided into regions, including Bohemia, Moravia, and Silesia</text:p>
        </text:list-item>
        <text:list-item>
          <text:p text:style-name="P14">Prague is a separate administrative region, which means it has its own city government, distinct from other parts of the country</text:p>
        </text:list-item>
        <text:list-item>
          <text:p text:style-name="P15">The country itself is divided into 14 regions, each with its own unique cultural and geographical characteristics.</text:p>
        </text:list-item>
      </text:list>
      <text:p text:style-name="P16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1:10:36.993000000</meta:creation-date>
    <dc:date>2025-03-20T11:11:38.295000000</dc:date>
    <meta:editing-duration>PT1M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2" meta:paragraph-count="24" meta:word-count="310" meta:character-count="1934" meta:non-whitespace-character-count="1663"/>
  </office:meta>
</office:document-meta>
</file>